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479ec" officeooo:paragraph-rsid="001479ec"/>
    </style:style>
    <style:style style:name="P2" style:family="paragraph" style:parent-style-name="Standard">
      <style:paragraph-properties fo:text-align="center" style:justify-single-word="false"/>
      <style:text-properties fo:font-weight="bold" officeooo:rsid="001479ec" officeooo:paragraph-rsid="001479ec" style:font-weight-asian="bold" style:font-weight-complex="bold"/>
    </style:style>
    <style:style style:name="P3" style:family="paragraph" style:parent-style-name="Text_20_body">
      <style:text-properties officeooo:rsid="0015cc14" officeooo:paragraph-rsid="0015cc14"/>
    </style:style>
    <style:style style:name="P4" style:family="paragraph" style:parent-style-name="Text_20_body">
      <style:text-properties fo:font-weight="normal" officeooo:rsid="001a53bc" officeooo:paragraph-rsid="001a53bc" style:font-weight-asian="normal" style:font-weight-complex="normal"/>
    </style:style>
    <style:style style:name="P5" style:family="paragraph" style:parent-style-name="Text_20_body">
      <style:paragraph-properties fo:text-align="center" style:justify-single-word="false"/>
      <style:text-properties fo:font-size="14pt" fo:font-weight="normal" officeooo:rsid="00269821" officeooo:paragraph-rsid="00269821" style:font-size-asian="12.25pt" style:font-weight-asian="normal" style:font-size-complex="14pt" style:font-weight-complex="normal"/>
    </style:style>
    <style:style style:name="P6" style:family="paragraph" style:parent-style-name="Text_20_body">
      <style:paragraph-properties fo:text-align="start" style:justify-single-word="false"/>
      <style:text-properties fo:font-size="12pt" fo:font-weight="normal" officeooo:rsid="00269821" officeooo:paragraph-rsid="00269821" style:font-size-asian="12pt" style:font-weight-asian="normal" style:font-size-complex="12pt" style:font-weight-complex="normal"/>
    </style:style>
    <style:style style:name="P7" style:family="paragraph" style:parent-style-name="Text_20_body">
      <style:text-properties fo:font-weight="bold" officeooo:rsid="0020b08e" officeooo:paragraph-rsid="0020b08e" style:font-weight-asian="bold" style:font-weight-complex="bold"/>
    </style:style>
    <style:style style:name="P8" style:family="paragraph" style:parent-style-name="Text_20_body" style:list-style-name="L1">
      <style:text-properties officeooo:paragraph-rsid="001479ec"/>
    </style:style>
    <style:style style:name="P9" style:family="paragraph" style:parent-style-name="Text_20_body" style:list-style-name="L1">
      <style:text-properties officeooo:paragraph-rsid="001554d4"/>
    </style:style>
    <style:style style:name="P10" style:family="paragraph" style:parent-style-name="Text_20_body" style:list-style-name="L1">
      <style:text-properties officeooo:rsid="00165a3d" officeooo:paragraph-rsid="00165a3d"/>
    </style:style>
    <style:style style:name="P11" style:family="paragraph" style:parent-style-name="Text_20_body" style:list-style-name="L1">
      <style:text-properties officeooo:rsid="001479ec" officeooo:paragraph-rsid="001554d4"/>
    </style:style>
    <style:style style:name="P12" style:family="paragraph" style:parent-style-name="Text_20_body" style:list-style-name="L2">
      <style:text-properties officeooo:rsid="001479ec" officeooo:paragraph-rsid="001479ec"/>
    </style:style>
    <style:style style:name="P13" style:family="paragraph" style:parent-style-name="Text_20_body" style:list-style-name="L2">
      <style:text-properties officeooo:rsid="001554d4" officeooo:paragraph-rsid="001554d4"/>
    </style:style>
    <style:style style:name="P14" style:family="paragraph" style:parent-style-name="Text_20_body" style:list-style-name="L3">
      <style:text-properties officeooo:rsid="001554d4" officeooo:paragraph-rsid="001554d4"/>
    </style:style>
    <style:style style:name="P15" style:family="paragraph" style:parent-style-name="Text_20_body" style:list-style-name="L1">
      <style:text-properties officeooo:rsid="001554d4" officeooo:paragraph-rsid="001554d4"/>
    </style:style>
    <style:style style:name="P16" style:family="paragraph" style:parent-style-name="Text_20_body" style:list-style-name="L4">
      <style:text-properties officeooo:rsid="001554d4" officeooo:paragraph-rsid="001554d4"/>
    </style:style>
    <style:style style:name="P17" style:family="paragraph" style:parent-style-name="Text_20_body" style:list-style-name="L2">
      <style:text-properties fo:font-weight="bold" officeooo:rsid="001554d4" officeooo:paragraph-rsid="001554d4" style:font-weight-asian="bold" style:font-weight-complex="bold"/>
    </style:style>
    <style:style style:name="P18" style:family="paragraph" style:parent-style-name="Text_20_body" style:list-style-name="L1">
      <style:text-properties fo:font-weight="bold" officeooo:rsid="00165a3d" officeooo:paragraph-rsid="00165a3d" style:font-weight-asian="bold" style:font-weight-complex="bold"/>
    </style:style>
    <style:style style:name="P19" style:family="paragraph" style:parent-style-name="Text_20_body" style:list-style-name="L1">
      <style:text-properties fo:font-weight="bold" officeooo:rsid="0017a64c" officeooo:paragraph-rsid="0017a64c" style:font-weight-asian="bold" style:font-weight-complex="bold"/>
    </style:style>
    <style:style style:name="P20" style:family="paragraph" style:parent-style-name="Text_20_body" style:list-style-name="L7">
      <style:text-properties fo:font-weight="bold" officeooo:rsid="001af680" officeooo:paragraph-rsid="001af680" style:font-weight-asian="bold" style:font-weight-complex="bold"/>
    </style:style>
    <style:style style:name="P21" style:family="paragraph" style:parent-style-name="Text_20_body" style:list-style-name="L7">
      <style:text-properties fo:font-weight="bold" officeooo:rsid="002b5d93" officeooo:paragraph-rsid="002b5d93" style:font-weight-asian="bold" style:font-weight-complex="bold"/>
    </style:style>
    <style:style style:name="P22" style:family="paragraph" style:parent-style-name="Text_20_body">
      <style:text-properties fo:font-weight="bold" officeooo:rsid="0020b08e" officeooo:paragraph-rsid="0020b08e" style:font-weight-asian="bold" style:font-weight-complex="bold"/>
    </style:style>
    <style:style style:name="P23" style:family="paragraph" style:parent-style-name="Text_20_body" style:list-style-name="L1">
      <style:text-properties officeooo:rsid="0015cc14" officeooo:paragraph-rsid="0015cc14"/>
    </style:style>
    <style:style style:name="P24" style:family="paragraph" style:parent-style-name="Text_20_body" style:list-style-name="L5">
      <style:text-properties officeooo:rsid="0015cc14" officeooo:paragraph-rsid="0015cc14"/>
    </style:style>
    <style:style style:name="P25" style:family="paragraph" style:parent-style-name="Text_20_body" style:list-style-name="L5">
      <style:text-properties officeooo:rsid="002a1c34" officeooo:paragraph-rsid="002a1c34"/>
    </style:style>
    <style:style style:name="P26" style:family="paragraph" style:parent-style-name="Text_20_body" style:list-style-name="L1">
      <style:text-properties fo:font-weight="normal" officeooo:rsid="001adc88" officeooo:paragraph-rsid="001adc88" style:font-weight-asian="normal" style:font-weight-complex="normal"/>
    </style:style>
    <style:style style:name="P27" style:family="paragraph" style:parent-style-name="Text_20_body" style:list-style-name="L1">
      <style:text-properties fo:font-weight="normal" officeooo:rsid="001adc88" officeooo:paragraph-rsid="001c6701" style:font-weight-asian="normal" style:font-weight-complex="normal"/>
    </style:style>
    <style:style style:name="P28" style:family="paragraph" style:parent-style-name="Text_20_body" style:list-style-name="L1">
      <style:text-properties fo:font-weight="normal" officeooo:rsid="0017a64c" officeooo:paragraph-rsid="001adc88" style:font-weight-asian="normal" style:font-weight-complex="normal"/>
    </style:style>
    <style:style style:name="P29" style:family="paragraph" style:parent-style-name="Text_20_body" style:list-style-name="L1">
      <style:text-properties fo:font-weight="normal" officeooo:rsid="0017a64c" officeooo:paragraph-rsid="0017a64c" style:font-weight-asian="normal" style:font-weight-complex="normal"/>
    </style:style>
    <style:style style:name="P30" style:family="paragraph" style:parent-style-name="Text_20_body" style:list-style-name="L1">
      <style:text-properties fo:font-weight="normal" officeooo:rsid="0017a64c" officeooo:paragraph-rsid="002a1c34" style:font-weight-asian="normal" style:font-weight-complex="normal"/>
    </style:style>
    <style:style style:name="P31" style:family="paragraph" style:parent-style-name="Text_20_body" style:list-style-name="L1">
      <style:text-properties fo:font-weight="normal" officeooo:rsid="00165a3d" officeooo:paragraph-rsid="00165a3d" style:font-weight-asian="normal" style:font-weight-complex="normal"/>
    </style:style>
    <style:style style:name="P32" style:family="paragraph" style:parent-style-name="Text_20_body" style:list-style-name="L1">
      <style:text-properties fo:font-weight="normal" officeooo:rsid="00165a3d" officeooo:paragraph-rsid="0017a64c" style:font-weight-asian="normal" style:font-weight-complex="normal"/>
    </style:style>
    <style:style style:name="P33" style:family="paragraph" style:parent-style-name="Text_20_body" style:list-style-name="L1">
      <style:text-properties fo:font-weight="normal" officeooo:rsid="00199197" officeooo:paragraph-rsid="00199197" style:font-weight-asian="normal" style:font-weight-complex="normal"/>
    </style:style>
    <style:style style:name="P34" style:family="paragraph" style:parent-style-name="Text_20_body" style:list-style-name="L1">
      <style:text-properties fo:font-weight="normal" officeooo:rsid="00199197" officeooo:paragraph-rsid="001c6701" style:font-weight-asian="normal" style:font-weight-complex="normal"/>
    </style:style>
    <style:style style:name="P35" style:family="paragraph" style:parent-style-name="Text_20_body" style:list-style-name="L1">
      <style:text-properties fo:font-weight="normal" officeooo:rsid="00199197" officeooo:paragraph-rsid="001e2f3e" style:font-weight-asian="normal" style:font-weight-complex="normal"/>
    </style:style>
    <style:style style:name="P36" style:family="paragraph" style:parent-style-name="Text_20_body" style:list-style-name="L1">
      <style:text-properties fo:font-weight="normal" officeooo:rsid="001a53bc" officeooo:paragraph-rsid="001a53bc" style:font-weight-asian="normal" style:font-weight-complex="normal"/>
    </style:style>
    <style:style style:name="P37" style:family="paragraph" style:parent-style-name="Text_20_body" style:list-style-name="L6">
      <style:text-properties fo:font-weight="normal" officeooo:rsid="001a53bc" officeooo:paragraph-rsid="001a53bc" style:font-weight-asian="normal" style:font-weight-complex="normal"/>
    </style:style>
    <style:style style:name="P38" style:family="paragraph" style:parent-style-name="Text_20_body" style:list-style-name="L1">
      <style:text-properties fo:font-weight="normal" officeooo:rsid="001ba1c9" officeooo:paragraph-rsid="001ba1c9" style:font-weight-asian="normal" style:font-weight-complex="normal"/>
    </style:style>
    <style:style style:name="P39" style:family="paragraph" style:parent-style-name="Text_20_body" style:list-style-name="L1">
      <style:text-properties fo:font-weight="normal" officeooo:rsid="001af680" officeooo:paragraph-rsid="001af680" style:font-weight-asian="normal" style:font-weight-complex="normal"/>
    </style:style>
    <style:style style:name="P40" style:family="paragraph" style:parent-style-name="Text_20_body" style:list-style-name="L1">
      <style:text-properties fo:font-weight="normal" officeooo:rsid="001c6701" officeooo:paragraph-rsid="001c6701" style:font-weight-asian="normal" style:font-weight-complex="normal"/>
    </style:style>
    <style:style style:name="P41" style:family="paragraph" style:parent-style-name="Text_20_body" style:list-style-name="L1">
      <style:text-properties fo:font-weight="normal" officeooo:rsid="001ce0d7" officeooo:paragraph-rsid="002a1c34" style:font-weight-asian="normal" style:font-weight-complex="normal"/>
    </style:style>
    <style:style style:name="P42" style:family="paragraph" style:parent-style-name="Text_20_body" style:list-style-name="L1">
      <style:text-properties fo:font-weight="normal" officeooo:rsid="001ce0d7" officeooo:paragraph-rsid="001ce0d7" style:font-weight-asian="normal" style:font-weight-complex="normal"/>
    </style:style>
    <style:style style:name="P43" style:family="paragraph" style:parent-style-name="Text_20_body" style:list-style-name="L1">
      <style:text-properties fo:font-weight="normal" officeooo:rsid="001ce0d7" officeooo:paragraph-rsid="003262df" style:font-weight-asian="normal" style:font-weight-complex="normal"/>
    </style:style>
    <style:style style:name="P44" style:family="paragraph" style:parent-style-name="Text_20_body" style:list-style-name="L1">
      <style:text-properties fo:font-weight="normal" officeooo:rsid="002ecebc" officeooo:paragraph-rsid="002ecebc" style:font-weight-asian="normal" style:font-weight-complex="normal"/>
    </style:style>
    <style:style style:name="P45" style:family="paragraph" style:parent-style-name="Text_20_body" style:list-style-name="L1">
      <style:text-properties fo:font-weight="normal" officeooo:rsid="002ecebc" officeooo:paragraph-rsid="003262df" style:font-weight-asian="normal" style:font-weight-complex="normal"/>
    </style:style>
    <style:style style:name="P46" style:family="paragraph" style:parent-style-name="Text_20_body" style:list-style-name="L1">
      <style:text-properties fo:font-weight="normal" officeooo:rsid="00269821" officeooo:paragraph-rsid="001ce0d7" style:font-weight-asian="normal" style:font-weight-complex="normal"/>
    </style:style>
    <style:style style:name="P47" style:family="paragraph" style:parent-style-name="Text_20_body" style:list-style-name="L1">
      <style:text-properties fo:font-weight="normal" officeooo:rsid="00269821" officeooo:paragraph-rsid="00269821" style:font-weight-asian="normal" style:font-weight-complex="normal"/>
    </style:style>
    <style:style style:name="P48" style:family="paragraph" style:parent-style-name="Text_20_body" style:list-style-name="L1">
      <style:text-properties fo:font-size="10pt" fo:font-weight="bold" officeooo:rsid="001adc88" officeooo:paragraph-rsid="001adc88" style:font-size-asian="10pt" style:font-weight-asian="bold" style:font-size-complex="10pt" style:font-weight-complex="bold"/>
    </style:style>
    <style:style style:name="P49" style:family="paragraph" style:parent-style-name="Text_20_body" style:list-style-name="L1">
      <style:text-properties fo:font-size="10pt" fo:font-weight="bold" officeooo:rsid="001c6701" officeooo:paragraph-rsid="002a1c34" style:font-size-asian="10pt" style:font-weight-asian="bold" style:font-size-complex="10pt" style:font-weight-complex="bold"/>
    </style:style>
    <style:style style:name="T1" style:family="text">
      <style:text-properties officeooo:rsid="001479ec"/>
    </style:style>
    <style:style style:name="T2" style:family="text">
      <style:text-properties fo:font-weight="bold" style:font-weight-asian="bold" style:font-weight-complex="bold"/>
    </style:style>
    <style:style style:name="T3" style:family="text">
      <style:text-properties fo:font-weight="bold" officeooo:rsid="001554d4" style:font-weight-asian="bold" style:font-weight-complex="bold"/>
    </style:style>
    <style:style style:name="T4" style:family="text">
      <style:text-properties fo:font-weight="bold" officeooo:rsid="001479ec" style:font-weight-asian="bold" style:font-weight-complex="bold"/>
    </style:style>
    <style:style style:name="T5" style:family="text">
      <style:text-properties fo:font-weight="bold" officeooo:rsid="0017a64c" style:font-weight-asian="bold" style:font-weight-complex="bold"/>
    </style:style>
    <style:style style:name="T6" style:family="text">
      <style:text-properties fo:font-weight="bold" officeooo:rsid="001adc88" style:font-weight-asian="bold" style:font-weight-complex="bold"/>
    </style:style>
    <style:style style:name="T7" style:family="text">
      <style:text-properties fo:font-weight="bold" officeooo:rsid="002a1c34" style:font-weight-asian="bold" style:font-weight-complex="bold"/>
    </style:style>
    <style:style style:name="T8" style:family="text">
      <style:text-properties officeooo:rsid="001554d4"/>
    </style:style>
    <style:style style:name="T9" style:family="text">
      <style:text-properties fo:font-weight="normal" style:font-weight-asian="normal" style:font-weight-complex="normal"/>
    </style:style>
    <style:style style:name="T10" style:family="text">
      <style:text-properties officeooo:rsid="001adc88"/>
    </style:style>
    <style:style style:name="T11" style:family="text">
      <style:text-properties officeooo:rsid="001ba1c9"/>
    </style:style>
    <style:style style:name="T12" style:family="text">
      <style:text-properties officeooo:rsid="001c6701"/>
    </style:style>
    <style:style style:name="T13" style:family="text">
      <style:text-properties officeooo:rsid="002a1c34"/>
    </style:style>
    <style:style style:name="T14" style:family="text">
      <style:text-properties officeooo:rsid="002d45d7"/>
    </style:style>
    <style:style style:name="T15" style:family="text">
      <style:text-properties officeooo:rsid="002e5447"/>
    </style:style>
    <style:style style:name="T16" style:family="text">
      <style:text-properties officeooo:rsid="0030c566"/>
    </style:style>
    <style:style style:name="T17" style:family="text">
      <style:text-properties officeooo:rsid="003262df"/>
    </style:style>
    <style:style style:name="T18" style:family="text">
      <style:text-properties officeooo:rsid="0033c239"/>
    </style:style>
    <text:list-style style:name="L1">
      <text:list-level-style-number text:level="1" style:num-prefix=" " style:num-suffix=" " style:num-format="1">
        <style:list-level-properties text:list-level-position-and-space-mode="label-alignment">
          <style:list-level-label-alignment text:label-followed-by="listtab" text:list-tab-stop-position="0.1in" fo:text-indent="-0.1in" fo:margin-left="0.1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1in" fo:text-indent="-0.1in" fo:margin-left="0.1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0.1in" fo:text-indent="-0.1in" fo:margin-left="0.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Руководство по выполнению лабораторной работы day<text:span text:style-name="T13">6</text:span>_lab1</text:p>
      <text:p text:style-name="P2"/>
      <text:p text:style-name="P1"/>
      <text:list xml:id="list275084294" text:style-name="L1">
        <text:list-item>
          <text:p text:style-name="P8"><text:span text:style-name="T1">Откройте Visual Studio Code. Перейдите в каталог </text:span><text:span text:style-name="T4">ce2020labs/day_</text:span><text:span text:style-name="T7">6</text:span><text:span text:style-name="T4">/lab1</text:span></text:p>
        </text:list-item>
        <text:list-item>
          <text:p text:style-name="P10">Проведите подготовку каталогов проекта</text:p>
          <text:list>
            <text:list-item>
              <text:p text:style-name="P11">Прове<text:span text:style-name="T8">дите</text:span> обзор <text:span text:style-name="T8">каталогов </text:span>проекта. </text:p>
              <text:list>
                <text:list-item>
                  <text:p text:style-name="P9"><text:span text:style-name="T8">Каталог </text:span><text:span text:style-name="T3">lab1</text:span><text:span text:style-name="T8"> содержит следующие каталоги</text:span></text:p>
                </text:list-item>
              </text:list>
            </text:list-item>
          </text:list>
        </text:list-item>
      </text:list>
      <text:list xml:id="list4091245328" text:style-name="L2">
        <text:list-item>
          <text:p text:style-name="P12"><text:span text:style-name="T2">common</text:span> — общие компоненты для проекта ПЛИС</text:p>
        </text:list-item>
        <text:list-item>
          <text:p text:style-name="P12"><text:span text:style-name="T2">program</text:span> — каталог для сборки программ процессора schoolRISK-V</text:p>
        </text:list-item>
        <text:list-item>
          <text:p text:style-name="P12"><text:span text:style-name="T2">run_rzrd</text:span> — каталог для сборки проекта ПЛИС</text:p>
        </text:list-item>
        <text:list-item>
          <text:p text:style-name="P12"><text:span text:style-name="T2">school_ris</text:span><text:span text:style-name="T7">c</text:span> — каталог с компонентами процессора schoolRISC-V</text:p>
        </text:list-item>
        <text:list-item>
          <text:p text:style-name="P12"><text:span text:style-name="T2">src_calc</text:span> — каталог с рабочими компонентами, если там есть файл <text:span text:style-name="T2">example_cpu.sv</text:span> то удалите его</text:p>
        </text:list-item>
        <text:list-item>
          <text:p text:style-name="P12"><text:span text:style-name="T2">src_rzd</text:span> — каталог с файлами для верхнего уровня проекта ПЛИС</text:p>
        </text:list-item>
        <text:list-item>
          <text:p text:style-name="P13"><text:span text:style-name="T2">src_tb</text:span> — каталог с файлами для симуляции, <text:span text:style-name="T10">если там есть файл </text:span><text:span text:style-name="T6">tb.s</text:span><text:span text:style-name="T10">v то удалите его</text:span></text:p>
        </text:list-item>
        <text:list-item>
          <text:p text:style-name="P17">support — <text:span text:style-name="T9">каталог с рабочими файлами для разных шагов лабораторной работы</text:span></text:p>
        </text:list-item>
        <text:list-item>
          <text:p text:style-name="P13">может быть каталог <text:span text:style-name="T2">work</text:span>, если он есть то его следует удалить</text:p>
        </text:list-item>
      </text:list>
      <text:list xml:id="list25341545693987" text:continue-list="list275084294" text:style-name="L1">
        <text:list-item>
          <text:list>
            <text:list-item>
              <text:list>
                <text:list-item>
                  <text:p text:style-name="P9"><text:span text:style-name="T8">Каталог </text:span><text:span text:style-name="T3">program</text:span><text:span text:style-name="T8"> содержит следующие каталоги и файлы</text:span></text:p>
                </text:list-item>
              </text:list>
            </text:list-item>
          </text:list>
        </text:list-item>
      </text:list>
      <text:list xml:id="list3719098569" text:style-name="L3">
        <text:list-item>
          <text:p text:style-name="P14"><text:span text:style-name="T2">common</text:span> — общие файлы для сборки программ</text:p>
        </text:list-item>
        <text:list-item>
          <text:p text:style-name="P14"><text:span text:style-name="T2">p0_program</text:span> — каталог для сборки программы процессора P0</text:p>
        </text:list-item>
        <text:list-item>
          <text:p text:style-name="P14"><text:span text:style-name="T2">p1_program</text:span> — каталог для сборки программы процессора P0</text:p>
          <text:p text:style-name="P14">Если внутри каталогов <text:span text:style-name="T2">p0_program</text:span>, <text:span text:style-name="T2">p1_program</text:span> находятся файлы <text:span text:style-name="T2">main.S</text:span> то их следует удалить</text:p>
        </text:list-item>
      </text:list>
      <text:list xml:id="list25340908844356" text:continue-list="list25341545693987" text:style-name="L1">
        <text:list-item>
          <text:list>
            <text:list-item>
              <text:list>
                <text:list-item>
                  <text:p text:style-name="P15">Каталог <text:span text:style-name="T2">support</text:span> содержит следующие каталоги</text:p>
                </text:list-item>
              </text:list>
            </text:list-item>
          </text:list>
        </text:list-item>
      </text:list>
      <text:list xml:id="list3682649601" text:style-name="L4">
        <text:list-item>
          <text:p text:style-name="P16"><text:span text:style-name="T2">full</text:span> — рабочие файлы для полного варианта лабораторной работы</text:p>
        </text:list-item>
        <text:list-item>
          <text:p text:style-name="P16"><text:span text:style-name="T2">step1</text:span> — рабочие файлы для шага 1</text:p>
        </text:list-item>
      </text:list>
      <text:list xml:id="list25340268620288" text:continue-list="list25340908844356" text:style-name="L1">
        <text:list-item>
          <text:list>
            <text:list-item>
              <text:list>
                <text:list-item>
                  <text:p text:style-name="P23">Каталог <text:span text:style-name="T2">lab1</text:span> содержит следующие файлы:</text:p>
                </text:list-item>
              </text:list>
            </text:list-item>
          </text:list>
        </text:list-item>
      </text:list>
      <text:list xml:id="list100106935" text:style-name="L5">
        <text:list-item>
          <text:p text:style-name="P24"><text:span text:style-name="T2">systemverilog.txt </text:span>— файл со списком файлов для моделирования</text:p>
        </text:list-item>
        <text:list-item>
          <text:p text:style-name="P24"><text:span text:style-name="T2">vlib_init.sh</text:span> — инициализация системы моделирования</text:p>
        </text:list-item>
        <text:list-item>
          <text:p text:style-name="P24"><text:span text:style-name="T2">compile.sh</text:span> — компиляция файлов для моделирования</text:p>
        </text:list-item>
        <text:list-item>
          <text:p text:style-name="P24"><text:span text:style-name="T2">c_run_0.sh </text:span>— запуск моделирования в консольном режиме</text:p>
        </text:list-item>
        <text:list-item>
          <text:p text:style-name="P24"><text:span text:style-name="T2">g_run_0.sh</text:span> — запуск моделирования в <text:s/>режиме GUI</text:p>
        </text:list-item>
        <text:list-item>
          <text:p text:style-name="P24"><text:soft-page-break/><text:span text:style-name="T2">run_all.sh</text:span> — запуск компиляции и выполнения нескольких тестов в консольном режиме</text:p>
        </text:list-item>
        <text:list-item>
          <text:p text:style-name="P25"><text:span text:style-name="T2">p_build.sh</text:span> — сборка программ для процессоров P0 и P1</text:p>
        </text:list-item>
      </text:list>
      <text:list xml:id="list25341461722185" text:continue-list="list25340268620288" text:style-name="L1">
        <text:list-item>
          <text:list>
            <text:list-item>
              <text:p text:style-name="P23">Откройте терминал в программе Visual Studio Code</text:p>
            </text:list-item>
            <text:list-item>
              <text:p text:style-name="P23">Выполните скрипт <text:s/><text:span text:style-name="T2">./vlib_init.sh </text:span></text:p>
            </text:list-item>
          </text:list>
        </text:list-item>
      </text:list>
      <text:p text:style-name="P3"><text:tab/>Будет создан каталог <text:span text:style-name="T2">work</text:span> с пустой рабочей библиотекой.</text:p>
      <text:list xml:id="list25342071746435" text:continue-numbering="true" text:style-name="L1">
        <text:list-item>
          <text:list>
            <text:list-item>
              <text:p text:style-name="P10">Выполните скрипт ./compile.sh</text:p>
            </text:list-item>
          </text:list>
          <text:p text:style-name="P10">Вы должны получить ошибку, в проекте отсутствует файл <text:span text:style-name="T2">src_calc/example_cpu.sv</text:span></text:p>
          <text:p text:style-name="P18">** Error: (vlog-7) Failed to open design unit file "src_calc/example_cpu.sv" in read mode.</text:p>
        </text:list-item>
        <text:list-item>
          <text:p text:style-name="P10">Выполните шаг 1 лабораторной работы</text:p>
          <text:list>
            <text:list-item>
              <text:p text:style-name="P10">Скопируйте файл <text:span text:style-name="T2">support/step1/example_cpu.sv</text:span> в каталог <text:span text:style-name="T2">src_cal</text:span></text:p>
              <text:list>
                <text:list-item>
                  <text:list>
                    <text:list-header>
                      <text:p text:style-name="P19">cp <text:s/>support/step1/example_cpu.sv src_calc/</text:p>
                    </text:list-header>
                  </text:list>
                </text:list-item>
              </text:list>
            </text:list-item>
            <text:list-item>
              <text:p text:style-name="P26">Скопируйте файл <text:span text:style-name="T2">support/step1/tb.sv</text:span> в каталог <text:span text:style-name="T2">src_tb</text:span></text:p>
              <text:list>
                <text:list-item>
                  <text:list>
                    <text:list-header>
                      <text:p text:style-name="P28"><text:span text:style-name="T2">cp <text:s/>support/step1/</text:span><text:span text:style-name="T6">tb.sv</text:span><text:span text:style-name="T2"> src_</text:span><text:span text:style-name="T6">tb</text:span><text:span text:style-name="T2">/</text:span></text:p>
                    </text:list-header>
                  </text:list>
                </text:list-item>
              </text:list>
            </text:list-item>
            <text:list-item>
              <text:p text:style-name="P31">Скопируйте файл <text:span text:style-name="T2">support/step1/p0_program/main.S </text:span>в каталог <text:span text:style-name="T2">program/p0_progra</text:span>m</text:p>
              <text:list>
                <text:list-item>
                  <text:list>
                    <text:list-header>
                      <text:p text:style-name="P19">cp <text:s/>support/step1/p0_program/main.S program/p0_program/</text:p>
                    </text:list-header>
                  </text:list>
                </text:list-item>
              </text:list>
            </text:list-item>
            <text:list-item>
              <text:p text:style-name="P31">Скопируйте файл <text:span text:style-name="T2">support/step1/p1_program/main.S</text:span> в каталог <text:span text:style-name="T2">program/p1_program</text:span></text:p>
              <text:list>
                <text:list-item>
                  <text:list>
                    <text:list-header>
                      <text:p text:style-name="P19">cp <text:s/>support/step1/p1_program/main.S program/p1_program/</text:p>
                    </text:list-header>
                  </text:list>
                </text:list-item>
              </text:list>
            </text:list-item>
            <text:list-item>
              <text:p text:style-name="P31">Проведите обзор файла example_cpu.sv</text:p>
              <text:list>
                <text:list-item>
                  <text:p text:style-name="P31">Найдите следующие компоненты: процессор P0, процессор P1, память для процессора P0, память для процессора P1</text:p>
                </text:list-item>
                <text:list-item>
                  <text:p text:style-name="P29">Определите как формируются разряды <text:span text:style-name="T2">display_number[1</text:span><text:span text:style-name="T7">1</text:span><text:span text:style-name="T2">:</text:span><text:span text:style-name="T7">8</text:span><text:span text:style-name="T2">]</text:span>, какой процессор из формирует и какие регистры должны быть записаны.</text:p>
                </text:list-item>
                <text:list-item>
                  <text:p text:style-name="P29">Определите как формируются разряды <text:span text:style-name="T2">display_number[</text:span><text:span text:style-name="T7">3</text:span><text:span text:style-name="T2">:</text:span><text:span text:style-name="T7">0</text:span><text:span text:style-name="T2">], </text:span>какой процессор из формирует и какие регистры должны быть записаны.</text:p>
                </text:list-item>
                <text:list-item>
                  <text:p text:style-name="P29">Определите в какой регистр попадает информация о нажатии клавиши <text:span text:style-name="T2">key_sw_p[3]</text:span>. В какой процессор попадает информация о нажатии клавиши, какие регистры участвуют в опросе клавиши.</text:p>
                </text:list-item>
                <text:list-item>
                  <text:p text:style-name="P29">Определите в какой регистр попадает информация о нажатии клавиши <text:span text:style-name="T2">key_sw_p[2]</text:span>. В какой процессор попадает информация о нажатии клавиши, какие регистры участвуют в опросе клавиши.</text:p>
                </text:list-item>
                <text:list-item>
                  <text:p text:style-name="P29">Определите что происходит при нажатии на клавищу <text:span text:style-name="T2">key_sw_p[0]</text:span></text:p>
                </text:list-item>
              </text:list>
            </text:list-item>
            <text:list-item>
              <text:p text:style-name="P32">Проведите обзор файла <text:span text:style-name="T5">p0_program/main.S</text:span></text:p>
              <text:list>
                <text:list-item>
                  <text:p text:style-name="P29"><text:soft-page-break/>Определите место где происходит опрос клавиш <text:span text:style-name="T13">KEY0, KEY1</text:span></text:p>
                </text:list-item>
                <text:list-item>
                  <text:p text:style-name="P29">Определите место где <text:span text:style-name="T13">производится цикл записи в память</text:span></text:p>
                </text:list-item>
                <text:list-item>
                  <text:p text:style-name="P30">Определите место где <text:span text:style-name="T13">производится цикл чтения из память</text:span></text:p>
                </text:list-item>
                <text:list-item>
                  <text:p text:style-name="P30">Определите место где выводится цифра <text:span text:style-name="T13">результата </text:span>на дисплей</text:p>
                </text:list-item>
              </text:list>
            </text:list-item>
            <text:list-item>
              <text:p text:style-name="P33">Проведите обзор файлы <text:span text:style-name="T2">src_tb/tb.sv</text:span></text:p>
              <text:list>
                <text:list-item>
                  <text:p text:style-name="P33">Определите место где формируются сигналы key_sw_p[2] и key_sw_p[3]; Сколько импульсов формируется для каждого из сигналов ?</text:p>
                  <text:p text:style-name="P33"><text:bookmark-start text:name="__RefNumPara__13_3850432084"/><text:bookmark-end text:name="__RefNumPara__13_3850432084"/></text:p>
                </text:list-item>
              </text:list>
            </text:list-item>
            <text:list-item>
              <text:p text:style-name="P33">Проведите компиляцию проекта</text:p>
              <text:list>
                <text:list-item>
                  <text:p text:style-name="P33">Запустите скрипт <text:s/><text:span text:style-name="T2">./complile.sh</text:span> <text:s text:c="2"/>компиляция должна пройти без ошибок. Обратите внимание, что при компиляции выводится много сообщений. </text:p>
                </text:list-item>
                <text:list-item>
                  <text:p text:style-name="P33">Повторно запустите компиляцию командой: <text:span text:style-name="T2">./compile.sh | grep Error </text:span></text:p>
                  <text:p text:style-name="P33">Компиляция должна пройти без ошибок. Строчка «Error» должна быть выделена красным цветом. Обратите внимание, что в данном случае выводится только одна строка. Если бы в исходных файлах были ошибки, то они тоже были бы выведены.</text:p>
                </text:list-item>
              </text:list>
            </text:list-item>
            <text:list-item>
              <text:p text:style-name="P36"><text:bookmark-start text:name="__RefNumPara__35_3850432084"/>Выполните сборку программ <text:bookmark-end text:name="__RefNumPara__35_3850432084"/></text:p>
              <text:list>
                <text:list-item>
                  <text:p text:style-name="P36">Выполните команду <text:span text:style-name="T2">./</text:span><text:span text:style-name="T7">p_build.sh</text:span></text:p>
                </text:list-item>
              </text:list>
            </text:list-item>
          </text:list>
        </text:list-item>
      </text:list>
      <text:p text:style-name="P4">Будет выполнена компиляция программ <text:span text:style-name="T13">для процессоров P0, P1</text:span> и файл<text:span text:style-name="T13">ы</text:span> программы будет скопирован<text:span text:style-name="T13">ы</text:span> в два каталога:</text:p>
      <text:list xml:id="list2142638304" text:style-name="L6">
        <text:list-item>
          <text:p text:style-name="P37">./ - это текущий каталог проекта, там он будет использоваться для моделирования</text:p>
        </text:list-item>
        <text:list-item>
          <text:p text:style-name="P37">./run_rzrd — это каталог для сборки проекта ПЛИС</text:p>
        </text:list-item>
      </text:list>
      <text:list xml:id="list25341421552890" text:continue-list="list25342071746435" text:style-name="L1">
        <text:list-item>
          <text:list>
            <text:list-item>
              <text:p text:style-name="P38">Выполнение моделирования проекта</text:p>
              <text:list>
                <text:list-item>
                  <text:p text:style-name="P33">Запустите моделирование в консольном режиме командой <text:s/><text:span text:style-name="T2">./c_run_0.sh</text:span></text:p>
                  <text:p text:style-name="P26">Тест должен завершиться с ошибкой:</text:p>
                  <text:p text:style-name="P48">test_id=0 <text:s text:c="4"/>test_name: <text:s text:c="9"/>test_0 <text:s text:c="8"/><text:span text:style-name="T13">DISPLAY_NUMBER=0x5ad4</text:span> <text:s text:c="3"/>TEST_FAILED *******</text:p>
                </text:list-item>
                <text:list-item>
                  <text:p text:style-name="P39">Запустите симулятор в режиме GUI командой <text:span text:style-name="T2">./g_run_0.sh <text:s/>&amp;</text:span></text:p>
                  <text:p text:style-name="P39">Обратите внимание на символ &amp; после команды. Этот символ даёт указание запустить программу и вернуть управление терминалу. В терминале можно вводить другие команды, в частности можно запускать скрип компиляции ./compile.sh</text:p>
                </text:list-item>
                <text:list-item>
                  <text:p text:style-name="P39">В симуляторе выведите на временную диаграмму сигналы верхнего уровня: </text:p>
                </text:list-item>
              </text:list>
            </text:list-item>
          </text:list>
        </text:list-item>
      </text:list>
      <text:list xml:id="list1647325913" text:style-name="L7">
        <text:list-item>
          <text:list>
            <text:list-item>
              <text:list>
                <text:list-item>
                  <text:p text:style-name="P20">reset_p</text:p>
                </text:list-item>
                <text:list-item>
                  <text:p text:style-name="P20">display_number</text:p>
                </text:list-item>
                <text:list-item>
                  <text:p text:style-name="P20">key_sw_p</text:p>
                </text:list-item>
                <text:list-item>
                  <text:p text:style-name="P21"><text:soft-page-break/>test_passed</text:p>
                </text:list-item>
              </text:list>
            </text:list-item>
          </text:list>
        </text:list-item>
      </text:list>
      <text:list xml:id="list25341849282006" text:continue-list="list25341421552890" text:style-name="L1">
        <text:list-item>
          <text:list>
            <text:list-item>
              <text:list>
                <text:list-item>
                  <text:p text:style-name="P39">В другое окно с временной диаграммой выведите сигналы компонента <text:span text:style-name="T2">uut</text:span></text:p>
                </text:list-item>
                <text:list-item>
                  <text:p text:style-name="P39"><text:span text:style-name="T2"><text:s/></text:span><text:span text:style-name="T11">Запустите сеанс моделирования на время 30 us. В окне «Transcript» будет выведен лог теста, там также должно быть выведено сообщение «TEST FAILED»</text:span></text:p>
                </text:list-item>
                <text:list-item>
                  <text:p text:style-name="P39">Какое значение в конце моделирования имеет сигнал выбранный для контроля правильности проведения теста ? </text:p>
                </text:list-item>
                <text:list-item>
                  <text:p text:style-name="P38">Что нужно сделать для правильного завершения теста ?</text:p>
                </text:list-item>
                <text:list-item>
                  <text:p text:style-name="P38"><text:bookmark-start text:name="__RefNumPara__15_3850432084"/>Измените файл <text:span text:style-name="T2">tb.sv</text:span> для правильного завершения теста<text:bookmark-end text:name="__RefNumPara__15_3850432084"/></text:p>
                </text:list-item>
                <text:list-item>
                  <text:p text:style-name="P38">Скомпилируйте заново файлы проекта, для этого перейдите в терминал #1 и выполните скрипт <text:span text:style-name="T2">./compile.sh </text:span></text:p>
                  <text:p text:style-name="P38">Обратите внимание, что не требуется закрывать программу симулятора. Скрипт <text:span text:style-name="T2">./compile</text:span> также можно выполнить в окне «Transcrip» симулятора. Однако у нас основной системой разработки является Visual Studio Code. В случае появления ошибок при компиляции есть возможность сразу перейти на строку с ошибкой и её исправить. Это удобно.</text:p>
                </text:list-item>
                <text:list-item>
                  <text:p text:style-name="P38">Перейдите в симулятор. Выполните перезапуск сеанса. Запустите сеанс моделирования на время 30 us</text:p>
                </text:list-item>
                <text:list-item>
                  <text:p text:style-name="P38">Какой результат выполнения теста ? Если тест завершился с ошибкой, то вернитесь к п. <text:bookmark-ref text:reference-format="number" text:ref-name="__RefNumPara__15_3850432084">3.10.8</text:bookmark-ref></text:p>
                </text:list-item>
                <text:list-item>
                  <text:p text:style-name="P40">Перейдите в терминал #1</text:p>
                </text:list-item>
                <text:list-item>
                  <text:p text:style-name="P34">Запустите моделирование в консольном режиме командой <text:s/><text:span text:style-name="T2">./c_run_0.sh</text:span></text:p>
                  <text:p text:style-name="P27">Тест должен завершиться <text:span text:style-name="T12">успешно:</text:span></text:p>
                  <text:p text:style-name="P49">test_id=0 <text:s text:c="4"/>test_name: <text:s text:c="9"/>test_0 <text:s text:c="8"/>DEPTH=8 <text:s text:c="4"/><text:span text:style-name="T13">DISPLAY_NUMBER=0x5ad4 <text:s/></text:span><text:s text:c="4"/>TEST_PASSED</text:p>
                </text:list-item>
                <text:list-item>
                  <text:p text:style-name="P40">Обратите внимание, что в проекте реализован тест с самопроверкой. Результатом теста является сообщение «TEST PASSED» или «TEST FAILED». </text:p>
                  <text:p text:style-name="P40">Тест может быть запущен в консольном режиме или в режиме GUI. Режим GUI позволяет производить отладку проекта, в том числе пошаговую отладку. Консольный режим позволяет провести быстрый запуск теста и даёт возможность для удобного запуска группы тестов.</text:p>
                </text:list-item>
              </text:list>
            </text:list-item>
            <text:list-item>
              <text:p text:style-name="P40"><text:bookmark-start text:name="__RefNumPara__43_3850432084"/>Сборка проекта и загрузка на плату<text:bookmark-end text:name="__RefNumPara__43_3850432084"/></text:p>
              <text:list>
                <text:list-item>
                  <text:p text:style-name="P40">Подключите плату RZ-EasyFPGA</text:p>
                </text:list-item>
                <text:list-item>
                  <text:p text:style-name="P40">Откройте новый терминал в Visual Studio Code, это будет терминал #<text:span text:style-name="T16">2</text:span></text:p>
                </text:list-item>
                <text:list-item>
                  <text:p text:style-name="P40">Перейдите в каталог <text:span text:style-name="T2">./run_rzrd</text:span></text:p>
                </text:list-item>
                <text:list-item>
                  <text:p text:style-name="P40">Выполните скрипт <text:span text:style-name="T2">./x_synthesize.bash </text:span></text:p>
                  <text:p text:style-name="P40"><text:soft-page-break/>Проект должен быть собран и загружен на плату. На дисплее должны отображаться цифры «<text:span text:style-name="T15">0000</text:span>» <text:span text:style-name="T15">и через некоторое время - </text:span>«0<text:span text:style-name="T14">F</text:span>0<text:span text:style-name="T14">F</text:span>». <text:span text:style-name="T15">После этого система готова к обработке нажатия на клавиши.</text:span></text:p>
                </text:list-item>
              </text:list>
            </text:list-item>
            <text:list-item>
              <text:p text:style-name="P40">Проверка работы на плате</text:p>
              <text:list>
                <text:list-item>
                  <text:p text:style-name="P41">Нажмите на кнопку S1 (крайняя слева). <text:span text:style-name="T13">Будет запущен цикл записи на процессоре P0.</text:span> Крайняя слева цифра должна <text:span text:style-name="T13">медленно увеличиваться и дойти до значения 5. Медленное изменение происходит из за очень низкой тактовой частоты, примерно 0.7 Гц. Нажатие на клавишу должно быть достаточно длительным. Должен загореться светодиод 1, он показывает требование записи в память со стороны процессора P0.</text:span></text:p>
                </text:list-item>
                <text:list-item>
                  <text:p text:style-name="P42">Нажмите на кнопку S2 (вторая слева). <text:span text:style-name="T13">Будет запущен цикл чтения на процессоре P0.</text:span> Вторая <text:span text:style-name="T17">слува</text:span> цифра должна <text:span text:style-name="T13">стать равной 0xA. Должен мигать светодиод 2, он показывает наличие данных прочитанных из памяти процессором P0.</text:span></text:p>
                </text:list-item>
                <text:list-item>
                  <text:p text:style-name="P43">Нажмите на кнопку S<text:span text:style-name="T13">3</text:span> (<text:span text:style-name="T13">вторая</text:span> справа). <text:span text:style-name="T13">Будет запущен цикл записи на процессоре P1. Вторая справа цифра должна медленно увеличиваться и дойти до значения 0xd. Должен загореться светодиод 3, он показывает требование записи в память со стороны процессора P1.</text:span></text:p>
                </text:list-item>
                <text:list-item>
                  <text:p text:style-name="P43">Нажмите на кнопку S<text:span text:style-name="T17">4</text:span> (<text:span text:style-name="T17">первая</text:span> с<text:span text:style-name="T17">права</text:span>). <text:span text:style-name="T13">Будет запущен цикл чтения на процессоре P1.</text:span> <text:span text:style-name="T17">Первая</text:span> справа цифра должна <text:span text:style-name="T13">стать равной 4. Должен мигать светодиод 3, он показывает наличие данных прочитанных из памяти процессором P1.</text:span></text:p>
                </text:list-item>
                <text:list-item>
                  <text:p text:style-name="P44">Попробуйте одновременно нажать на S2 и S4 что бы одновременно запустить циклы чтения на процессорах P0,P1. Как себя ведут светодиоды ? <text:span text:style-name="T18">Почему возможно одновременное свечение светодиодов 1 и 3 ?</text:span></text:p>
                </text:list-item>
                <text:list-item>
                  <text:p text:style-name="P45">Попробуйте одновременно нажать на S<text:span text:style-name="T17">1</text:span> и S<text:span text:style-name="T17">3</text:span> что бы одновременно запустить циклы <text:span text:style-name="T17">записи</text:span> на процессорах P0,P1. Как себя ведут светодиоды ? <text:span text:style-name="T18">Почему не наблюдается одновременного свечения светодиодов 2 и 4 ?</text:span></text:p>
                </text:list-item>
                <text:list-item>
                  <text:p text:style-name="P42">Попробуйте нажимать на кнопки S1, S2, <text:span text:style-name="T13">S3, S4</text:span> в произвольном порядке. Проведите анализ изменения цифр. <text:s/></text:p>
                </text:list-item>
                <text:list-item>
                  <text:p text:style-name="P42">Влияют ли друг на друга процессоры P0 и P1 которые занимаются опросом кнопок и отображением цифр ?</text:p>
                </text:list-item>
              </text:list>
            </text:list-item>
          </text:list>
          <text:p text:style-name="P46"/>
        </text:list-item>
        <text:list-item>
          <text:p text:style-name="P47">Завершение работы</text:p>
          <text:list>
            <text:list-item>
              <text:p text:style-name="P47">Сравните файлы <text:span text:style-name="T2">src_tb/tb.sv, src_calc/example_cpu </text:span><text:s/>с файлами из каталога <text:span text:style-name="T2">support/full</text:span>. <text:s/>Какие есть отличия ?</text:p>
            </text:list-item>
          </text:list>
        </text:list-item>
      </text:list>
      <text:p text:style-name="P7"/>
      <text:p text:style-name="P7"/>
      <text:p text:style-name="P7"/>
      <text:p text:style-name="P7"/>
      <text:p text:style-name="P5"><text:soft-page-break/>Благодарю за выполнение лабораторной работы!</text:p>
      <text:p text:style-name="P5"/>
      <text:p text:style-name="P6">Буду рад получить отзывы, замечания, предложения по данной работе.</text:p>
      <text:p text:style-name="P6">С уважением,</text:p>
      <text:p text:style-name="P6"><text:s/>Дмитрий Смехов</text:p>
      <text:p text:style-name="P6"><text:a xlink:type="simple" xlink:href="mailto:dsmekhov@plis2.ru" text:style-name="Internet_20_link" text:visited-style-name="Visited_20_Internet_20_Link">dsmekhov@plis2.ru</text:a></text:p>
      <text:p text:style-name="P6"/>
      <text:list xml:id="list25341500766914" text:continue-numbering="true" text:style-name="L1">
        <text:list-item>
          <text:list>
            <text:list-item>
              <text:list>
                <text:list-header>
                  <text:p text:style-name="P35"/>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style:font-name="Liberation Serif" fo:font-size="12pt" fo:language="ru" fo:country="RU"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1T22:40:11.588789327</meta:creation-date>
    <dc:date>2022-11-09T02:53:39.873311312</dc:date>
    <meta:editing-duration>PT3H57M9S</meta:editing-duration>
    <meta:editing-cycles>14</meta:editing-cycles>
    <meta:generator>LibreOffice/5.3.6.1$Linux_X86_64 LibreOffice_project/30$Build-1</meta:generator>
    <meta:document-statistic meta:table-count="0" meta:image-count="0" meta:object-count="0" meta:page-count="6" meta:paragraph-count="116" meta:word-count="1304" meta:character-count="9541" meta:non-whitespace-character-count="8212"/>
  </office:meta>
</office:document-meta>
</file>